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0dff"/>
    </style:style>
    <style:style style:name="P2" style:family="paragraph" style:parent-style-name="Standard">
      <style:text-properties officeooo:rsid="00045ea5" officeooo:paragraph-rsid="00045ea5"/>
    </style:style>
    <style:style style:name="P3" style:family="paragraph" style:parent-style-name="Standard">
      <style:text-properties officeooo:rsid="0005ec77" officeooo:paragraph-rsid="0005ec77"/>
    </style:style>
    <style:style style:name="P4" style:family="paragraph" style:parent-style-name="Standard">
      <style:text-properties officeooo:rsid="000785ec" officeooo:paragraph-rsid="000785ec"/>
    </style:style>
    <style:style style:name="P5" style:family="paragraph" style:parent-style-name="Standard">
      <style:text-properties officeooo:rsid="000834cb" officeooo:paragraph-rsid="000834cb"/>
    </style:style>
    <style:style style:name="P6" style:family="paragraph" style:parent-style-name="Standard">
      <style:text-properties officeooo:rsid="000bb3bf" officeooo:paragraph-rsid="000bb3bf"/>
    </style:style>
    <style:style style:name="P7" style:family="paragraph" style:parent-style-name="Standard">
      <style:text-properties officeooo:rsid="000ed0bf" officeooo:paragraph-rsid="000ed0bf"/>
    </style:style>
    <style:style style:name="P8" style:family="paragraph" style:parent-style-name="Standard">
      <style:text-properties officeooo:rsid="00147d64" officeooo:paragraph-rsid="00147d64"/>
    </style:style>
    <style:style style:name="P9" style:family="paragraph" style:parent-style-name="Standard">
      <style:text-properties officeooo:rsid="001c1d70" officeooo:paragraph-rsid="001c1d70"/>
    </style:style>
    <style:style style:name="P10" style:family="paragraph" style:parent-style-name="Standard">
      <style:text-properties style:text-underline-style="none" officeooo:rsid="00045ea5" officeooo:paragraph-rsid="00045ea5"/>
    </style:style>
    <style:style style:name="P11" style:family="paragraph" style:parent-style-name="Standard">
      <style:text-properties style:text-underline-style="none" officeooo:rsid="000785ec" officeooo:paragraph-rsid="000785ec"/>
    </style:style>
    <style:style style:name="P12" style:family="paragraph" style:parent-style-name="Standard">
      <style:text-properties style:text-underline-style="none" officeooo:rsid="000ed0bf" officeooo:paragraph-rsid="000ed0bf"/>
    </style:style>
    <style:style style:name="P13" style:family="paragraph" style:parent-style-name="Standard">
      <style:text-properties style:text-underline-style="none" officeooo:rsid="0005ec77" officeooo:paragraph-rsid="0005ec77"/>
    </style:style>
    <style:style style:name="P14" style:family="paragraph" style:parent-style-name="Standard">
      <style:text-properties style:text-underline-style="none" officeooo:rsid="000bb3bf" officeooo:paragraph-rsid="000bb3bf"/>
    </style:style>
    <style:style style:name="P15" style:family="paragraph" style:parent-style-name="Standard">
      <style:text-properties style:text-underline-style="none" officeooo:rsid="000834cb" officeooo:paragraph-rsid="000834cb"/>
    </style:style>
    <style:style style:name="P16" style:family="paragraph" style:parent-style-name="Standard">
      <style:text-properties officeooo:rsid="000ed0bf" officeooo:paragraph-rsid="000ed0bf"/>
    </style:style>
    <style:style style:name="P17" style:family="paragraph" style:parent-style-name="Standard">
      <style:text-properties officeooo:rsid="002da708" officeooo:paragraph-rsid="002da708"/>
    </style:style>
    <style:style style:name="P18" style:family="paragraph" style:parent-style-name="Standard">
      <style:text-properties officeooo:rsid="0005ec77" officeooo:paragraph-rsid="0005ec77"/>
    </style:style>
    <style:style style:name="P19" style:family="paragraph" style:parent-style-name="Standard">
      <style:text-properties officeooo:rsid="0030508b" officeooo:paragraph-rsid="0030508b"/>
    </style:style>
    <style:style style:name="P20" style:family="paragraph" style:parent-style-name="Standard">
      <style:text-properties officeooo:rsid="0031644b" officeooo:paragraph-rsid="0031644b"/>
    </style:style>
    <style:style style:name="T1" style:family="text">
      <style:text-properties officeooo:rsid="000407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cf69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5ec77"/>
    </style:style>
    <style:style style:name="T6" style:family="text">
      <style:text-properties style:text-underline-style="none" officeooo:rsid="0009cb72"/>
    </style:style>
    <style:style style:name="T7" style:family="text">
      <style:text-properties style:text-underline-style="none" officeooo:rsid="000fe1a6"/>
    </style:style>
    <style:style style:name="T8" style:family="text">
      <style:text-properties style:text-underline-style="none" officeooo:rsid="000fea41"/>
    </style:style>
    <style:style style:name="T9" style:family="text">
      <style:text-properties style:text-underline-style="none" officeooo:rsid="0011dd15"/>
    </style:style>
    <style:style style:name="T10" style:family="text">
      <style:text-properties style:text-underline-style="none" officeooo:rsid="0011e059"/>
    </style:style>
    <style:style style:name="T11" style:family="text">
      <style:text-properties style:text-underline-style="none" officeooo:rsid="00123706"/>
    </style:style>
    <style:style style:name="T12" style:family="text">
      <style:text-properties style:text-underline-style="none" officeooo:rsid="00141f19"/>
    </style:style>
    <style:style style:name="T13" style:family="text">
      <style:text-properties style:text-underline-style="none" officeooo:rsid="0016e6ed"/>
    </style:style>
    <style:style style:name="T14" style:family="text">
      <style:text-properties style:text-underline-style="none" officeooo:rsid="0019e814"/>
    </style:style>
    <style:style style:name="T15" style:family="text">
      <style:text-properties style:text-underline-style="none" officeooo:rsid="001cf69b"/>
    </style:style>
    <style:style style:name="T16" style:family="text">
      <style:text-properties style:text-underline-style="none" officeooo:rsid="001d4b69"/>
    </style:style>
    <style:style style:name="T17" style:family="text">
      <style:text-properties style:text-underline-style="none" officeooo:rsid="001eddd0"/>
    </style:style>
    <style:style style:name="T18" style:family="text">
      <style:text-properties style:text-underline-style="none" officeooo:rsid="001f1408"/>
    </style:style>
    <style:style style:name="T19" style:family="text">
      <style:text-properties style:text-underline-style="none" officeooo:rsid="001ff569"/>
    </style:style>
    <style:style style:name="T20" style:family="text">
      <style:text-properties style:text-underline-style="none" officeooo:rsid="0021a325"/>
    </style:style>
    <style:style style:name="T21" style:family="text">
      <style:text-properties style:text-underline-style="none" officeooo:rsid="00231e3f"/>
    </style:style>
    <style:style style:name="T22" style:family="text">
      <style:text-properties style:text-underline-style="none" officeooo:rsid="00250e72"/>
    </style:style>
    <style:style style:name="T23" style:family="text">
      <style:text-properties style:text-underline-style="none" officeooo:rsid="0026786b"/>
    </style:style>
    <style:style style:name="T24" style:family="text">
      <style:text-properties style:text-underline-style="none" officeooo:rsid="00280170"/>
    </style:style>
    <style:style style:name="T25" style:family="text">
      <style:text-properties style:text-underline-style="none" officeooo:rsid="0029cbac"/>
    </style:style>
    <style:style style:name="T26" style:family="text">
      <style:text-properties style:text-underline-style="none" officeooo:rsid="002b4622"/>
    </style:style>
    <style:style style:name="T27" style:family="text">
      <style:text-properties style:text-underline-style="none" officeooo:rsid="002b9004"/>
    </style:style>
    <style:style style:name="T28" style:family="text">
      <style:text-properties style:text-underline-style="none" officeooo:rsid="002d0f22"/>
    </style:style>
    <style:style style:name="T29" style:family="text">
      <style:text-properties style:text-underline-style="none" officeooo:rsid="002fe7d8"/>
    </style:style>
    <style:style style:name="T30" style:family="text">
      <style:text-properties style:text-underline-style="none" officeooo:rsid="00334c4f"/>
    </style:style>
    <style:style style:name="T31" style:family="text">
      <style:text-properties officeooo:rsid="0015a3da"/>
    </style:style>
    <style:style style:name="T32" style:family="text">
      <style:text-properties officeooo:rsid="001714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amento <text:span text:style-name="T1">MER →Mrel</text:span></text:p>
      <text:p text:style-name="P1"/>
      <text:p text:style-name="P2">Cliente (<text:span text:style-name="T2">CPF</text:span><text:span text:style-name="T4">, Nome, Rua, CEP, Cidade, País, Email, senha, </text:span><text:span text:style-name="T5">Telefone 1, Telefone 2, </text:span><text:span text:style-name="T12">plano_assinado</text:span><text:span text:style-name="T13">(Plano.Nro_Plano)</text:span><text:span text:style-name="T5">)</text:span><text:span text:style-name="T4"> </text:span></text:p>
      <text:p text:style-name="P10"/>
      <text:p text:style-name="P2"><text:span text:style-name="T4">Empresa (</text:span><text:span text:style-name="T2">CNPJ</text:span><text:span text:style-name="T4">, Nome, Rua, CEP, Cidade, País, Telefone)</text:span></text:p>
      <text:p text:style-name="P10"/>
      <text:p text:style-name="P2"><text:span text:style-name="T4">Conta (</text:span><text:span text:style-name="T2">ID_Conta</text:span><text:span text:style-name="T4">, Valor, Data_Emissão, Data_Vencimento)</text:span></text:p>
      <text:p text:style-name="P10"/>
      <text:p text:style-name="P2"><text:span text:style-name="T4">Serviço(</text:span><text:span text:style-name="T2">NServiço</text:span><text:span text:style-name="T4">, Tipo)</text:span></text:p>
      <text:p text:style-name="P10"/>
      <text:p text:style-name="P3"><text:span text:style-name="T4">Funcionário(</text:span><text:span text:style-name="T2">Cod_Func</text:span><text:span text:style-name="T4">, Nome, Telefone, Data_admissão, Carga Horária, Salário, CPF, Rua, CEP, Cidade, País</text:span><text:span text:style-name="T29">)</text:span></text:p>
      <text:p text:style-name="P3"><text:span text:style-name="T29"/></text:p>
      <text:p text:style-name="P19"><text:span text:style-name="T29">F</text:span><text:span text:style-name="T4">uncionario_TI(codigo(Funcionario.Cod_Func), Setor, Experiencia, Função)</text:span></text:p>
      <text:p text:style-name="P19"><text:span text:style-name="T4">Funcionario_Engenharia(codigo(Funcionario.Cod_Func), Área)</text:span></text:p>
      <text:p text:style-name="P19"><text:span text:style-name="T4">Funcionario_RH(codigo(Funcionario.Cod_Func), Função)</text:span></text:p>
      <text:p text:style-name="P19"><text:span text:style-name="T4">Funcionario_Manutenção(codigo(Funcionario.Cod_Func), Setor, Função)</text:span></text:p>
      <text:p text:style-name="P19"><text:span text:style-name="T4"/></text:p>
      <text:p text:style-name="P3"/>
      <text:p text:style-name="P3"><text:span text:style-name="T4">Plano(</text:span><text:span text:style-name="T2">Nro_Plano</text:span><text:span text:style-name="T4">, Valor, </text:span><text:span text:style-name="T16">Nome, Descrição, </text:span><text:span text:style-name="T20">Fixo_Numero</text:span><text:span text:style-name="T17">, </text:span><text:span text:style-name="T21">Fixo_Minutos</text:span><text:span text:style-name="T17">, </text:span><text:span text:style-name="T22">Movel_Minutos</text:span><text:span text:style-name="T18">, </text:span><text:span text:style-name="T23">Movel_LimiteSMS</text:span><text:span text:style-name="T18">, </text:span><text:span text:style-name="T24">Movel_LimiteInternet</text:span><text:span text:style-name="T18">, </text:span><text:span text:style-name="T25">Movel_Numero</text:span><text:span text:style-name="T18">,</text:span><text:span text:style-name="T17"> </text:span><text:span text:style-name="T26">Internet_Velocidade</text:span><text:span text:style-name="T19"> </text:span><text:span text:style-name="T17">,</text:span><text:span text:style-name="T27">TV_Canai</text:span><text:span text:style-name="T28">s</text:span><text:span text:style-name="T17">)</text:span></text:p>
      <text:p text:style-name="P3"/>
      <text:p text:style-name="P4"><text:span text:style-name="T4">Paga(</text:span><text:span text:style-name="T2">cliente_cpf(Cliente.CPF), conta(Conta.ID_Conta)</text:span><text:span text:style-name="T4">, data_pagamento, estapago)</text:span></text:p>
      <text:p text:style-name="P11"/>
      <text:p text:style-name="P7"><text:span text:style-name="T4">Agenda( <text:s/></text:span><text:span text:style-name="T2">serviço_id(Serviço.Nserviço), cliente_cpf(Cliente.CPF)</text:span><text:span text:style-name="T4">, data_agendamento, data_concretização, </text:span><text:span text:style-name="T14">funcionario_agendamento(Funcionário.Cod_Func)</text:span><text:span text:style-name="T4"> )</text:span></text:p>
      <text:p text:style-name="P7"/>
      <text:p text:style-name="P9"><text:span text:style-name="T4">Realiza( </text:span><text:span text:style-name="T2">serviço_realizado(Serviço.N1_Serviço), </text:span><text:span text:style-name="T3">funcionário(Funcionario.Cod_Func)</text:span><text:span text:style-name="T15">)</text:span><text:span text:style-name="T4"> </text:span></text:p>
      <text:p text:style-name="P12"/>
      <text:p text:style-name="P8">Mapeamento de Plano Contratado (1,n):</text:p>
      <text:p text:style-name="P8"><text:tab/><text:span text:style-name="T31">As possibilidades são criar uma nova tabela para o plano contratado, ligando plano e cliente, ou colocar um atributo referenciando o plano em cliente.</text:span></text:p>
      <text:p text:style-name="P8"><text:tab/><text:span text:style-name="T32">A alternativa escolhida foi colocar um atributo em cliente, visto que o intuito do banco de dados é auxiliar uma empresa que tem como objetivo principal fornecer serviços para os clientes, então tendo cliente e plano na mesma tabela facilitaria as consultas e evitaria um gasto excessivo de espaço no armazenamento.</text:span></text:p>
      <text:p text:style-name="P8"/>
      <text:p text:style-name="P3"><text:span text:style-name="T4">Mapeamento da Relação Paga </text:span><text:span text:style-name="T8">(1,n)</text:span><text:span text:style-name="T4">:</text:span></text:p>
      <text:p text:style-name="P13"><text:tab/>Possibilidade de colocar os atributos 'Data_pagamento' e 'EstaPago' em Conta ou criar uma relação Paga referenciando a conta e o cliente.</text:p>
      <text:p text:style-name="P11">Opção Escolhida: Criar uma nova tabela Paga referenciando cliente e conta, para evitar ao máximo valores nulos</text:p>
      <text:p text:style-name="P4"/>
      <text:p text:style-name="P6"><text:span text:style-name="T4">Mapeamento da Relação Gera</text:span><text:span text:style-name="T9">(1,n)</text:span><text:span text:style-name="T4">:</text:span></text:p>
      <text:p text:style-name="P14"><text:tab/>A relação não possui nenhum atributo, os atributos referente à geração da conta já estão na conta, como data_emissão, data_vencimento e valor, foi mapeado desse modo pois todas as contas precisam ter esses campos.</text:p>
      <text:p text:style-name="P4"/>
      <text:p text:style-name="P5"><text:span text:style-name="T4">Mape</text:span><text:span text:style-name="T6">a</text:span><text:span text:style-name="T4">m</text:span><text:span text:style-name="T6">e</text:span><text:span text:style-name="T4">nto da Relação Contrata </text:span><text:span text:style-name="T10">(1,n)</text:span><text:span text:style-name="T4"> </text:span><text:span text:style-name="T7">(Empresa - Funcionário)</text:span><text:span text:style-name="T4">:</text:span></text:p>
      <text:p text:style-name="P15"><text:tab/>A relação não possui nenhum atributo, os atributos referentes à contratação de um funcionário já estão em funcionário, como data_admissão, carga_horária e salário, foi mapeado <text:soft-page-break/>desse modo pois todos os funcionários obrigatoriamente terão de ter esses campos preenchidos.</text:p>
      <text:p text:style-name="P5"/>
      <text:p text:style-name="P7"><text:span text:style-name="T4">Mapeamento da Relação Agenda</text:span><text:span text:style-name="T11">(1,n)</text:span><text:span text:style-name="T4">:</text:span></text:p>
      <text:p text:style-name="P12"><text:tab/>Existem duas possibilidades: Colocar os dados referentes ao agendamento no serviço ou criar uma nova relação com os dados de serviço.</text:p>
      <text:p text:style-name="P7"><text:span text:style-name="T4"><text:tab/>Foi escolhida criar a nova relação pois a intenção é de que a tabela Serviço seja uma tabela estática, somente executando consultas na mesma, os dados variáveis estão ligados ao agendamento.</text:span></text:p>
      <text:p text:style-name="P7"/>
      <text:p text:style-name="P17"><text:span text:style-name="T4">Mapeamento dos Planos:</text:span></text:p>
      <text:p text:style-name="P17"><text:span text:style-name="T4"><text:tab/>Para os planos foi escolhido a opção de mapear todos os atributos das subclasses na mesma tabela, visto que as consultas se darão frequentemente em mais de uma subclasse e também considerando que é possível a sobreposição de planos.</text:span></text:p>
      <text:p text:style-name="P17"/>
      <text:p text:style-name="P20"><text:span text:style-name="T4">Mapeamento dos Funcionários:</text:span></text:p>
      <text:p text:style-name="P20"><text:span text:style-name="T4"><text:tab/>Para o mapeamento dos funcionários foi escolhido mapear mantendo a chave primária de funcionário em uma tabela separada junto com as informações específicas de cada especialização de Funcionário, visto que as consultas serão em sua maioria em apenas uma subclasse e que o acesso aos atributos pessoas e aos atributos </text:span><text:span text:style-name="T30">específicos</text:span><text:span text:style-name="T4"> são motivados por diferentes razões e geralmente não são necessários na mesma situação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4:31:18.184193000</meta:creation-date>
    <dc:date>2015-07-15T16:10:02.641027000</dc:date>
    <meta:editing-duration>PT1H13M51S</meta:editing-duration>
    <meta:editing-cycles>44</meta:editing-cycles>
    <meta:generator>LibreOffice/4.2.6.2$MacOSX_X86_64 LibreOffice_project/185f2ce4dcc34af9bd97dec29e6d42c39557298f</meta:generator>
    <meta:document-statistic meta:table-count="0" meta:image-count="0" meta:object-count="0" meta:page-count="2" meta:paragraph-count="31" meta:word-count="453" meta:character-count="3520" meta:non-whitespace-character-count="3086"/>
  </office:meta>
</office:document-meta>
</file>